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8080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officeooo:paragraph-rsid="00175a23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color="#dc2300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officeooo:paragraph-rsid="00175a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draw:frame draw:style-name="fr1" draw:name="image: (StringIO(str(newborn.photo)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3"/>
            <text:p text:style-name="P3"/>
            <text:p text:style-name="P5"><text:span text:style-name="T1">Name</text:span> : <text:placeholder text:placeholder-type="text">&lt;newborn.newborn_name&gt;</text:placeholder></text:p>
            <text:p text:style-name="P15"><text:placeholder text:placeholder-type="text">&lt;if test="newborn.mother"&gt;</text:placeholder></text:p>
            <text:p text:style-name="P13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13"><text:span text:style-name="T1">Mother's ID</text:span> : <text:placeholder text:placeholder-type="text">&lt;newborn.mother.identification_code&gt;</text:placeholder></text:p>
            <text:p text:style-name="P13"><text:placeholder text:placeholder-type="text">&lt;/if&gt;</text:placeholder></text:p>
            <text:p text:style-name="P5"><text:span text:style-name="T1">DoB</text:span> : <text:placeholder text:placeholder-type="text">&lt;newborn.birth_date&gt;</text:placeholder></text:p>
            <text:p text:style-name="P7"><text:s/></text:p>
          </table:table-cell>
          <table:table-cell table:style-name="Tabla1.C1" office:value-type="string">
            <text:p text:style-name="P14"><text:placeholder text:placeholder-type="text">&lt;newborn.name&gt;</text:placeholder></text:p>
            <text:p text:style-name="P14"><draw:frame draw:style-name="fr2" draw:name="image: (StringIO(str(newborn.qr)), 'image/png','2cm','2cm')" text:anchor-type="paragraph" svg:width="0.7874in" draw:z-index="1"><draw:text-box fo:min-height="0.1965in"><text:p text:style-name="P10"/></draw:text-box></draw:frame></text:p>
          </table:table-cell>
        </table:table-row>
        <table:table-row>
          <table:table-cell table:style-name="Tabla1.A2" office:value-type="string">
            <text:p text:style-name="P4"><text:placeholder text:placeholder-type="text">&lt;if test="newborn.sex =='f'" &gt;</text:placeholder></text:p>
            <text:p text:style-name="P8">Female</text:p>
            <text:p text:style-name="P4"><text:placeholder text:placeholder-type="text">&lt;/if&gt;</text:placeholder></text:p>
            <text:p text:style-name="P2"><text:placeholder text:placeholder-type="text">&lt;if test="newborn.sex =='m'" &gt;</text:placeholder></text:p>
            <text:p text:style-name="P9">Male</text:p>
            <text:p text:style-name="P4"><text:placeholder text:placeholder-type="text">&lt;/if&gt;</text:placeholder></text:p>
          </table:table-cell>
          <table:table-cell table:style-name="Tabla1.B2" table:number-columns-spanned="2" office:value-type="string">
            <text:p text:style-name="P6"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4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79" meta:non-whitespace-character-count="353"/>
    <meta:user-defined meta:name="Info 1"/>
    <meta:user-defined meta:name="Info 2"/>
    <meta:user-defined meta:name="Info 3"/>
    <meta:user-defined meta:name="Info 4"/>
  </office:meta>
</office:document-meta>
</file>